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 officeooo:paragraph-rsid="002b3095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rsid="001751e3" officeooo:paragraph-rsid="002de088" style:font-size-asian="11pt" style:font-size-complex="11pt"/>
    </style:style>
    <style:style style:name="P4" style:family="paragraph" style:parent-style-name="Standard">
      <style:text-properties style:font-name="Arial" fo:font-size="11pt" officeooo:paragraph-rsid="002c6aaa" style:font-size-asian="11pt" style:font-size-complex="11pt"/>
    </style:style>
    <style:style style:name="P5" style:family="paragraph" style:parent-style-name="Standard">
      <style:text-properties style:font-name="Arial" fo:font-size="11pt" officeooo:rsid="002de088" officeooo:paragraph-rsid="002de088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officeooo:rsid="001751e3" officeooo:paragraph-rsid="002c6aaa"/>
    </style:style>
    <style:style style:name="P8" style:family="paragraph" style:parent-style-name="Standard">
      <style:text-properties officeooo:rsid="001a3db6" officeooo:paragraph-rsid="002c6aaa"/>
    </style:style>
    <style:style style:name="P9" style:family="paragraph" style:parent-style-name="Standard">
      <style:text-properties officeooo:rsid="001d76a5" officeooo:paragraph-rsid="002c6aaa"/>
    </style:style>
    <style:style style:name="P10" style:family="paragraph" style:parent-style-name="Standard">
      <style:text-properties officeooo:rsid="001e4996" officeooo:paragraph-rsid="002c6aaa"/>
    </style:style>
    <style:style style:name="P11" style:family="paragraph" style:parent-style-name="Standard">
      <style:text-properties fo:font-weight="bold" officeooo:rsid="001e4996" officeooo:paragraph-rsid="002c6aaa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1pt" fo:font-weight="bold" officeooo:rsid="00290f25" officeooo:paragraph-rsid="00290f25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text-properties style:font-name="Arial" fo:font-size="11pt" style:font-size-asian="11pt" style:font-size-complex="11pt"/>
    </style:style>
    <style:style style:name="P15" style:family="paragraph" style:parent-style-name="Standard" style:list-style-name="L2">
      <style:text-properties style:font-name="Arial" fo:font-size="11pt" officeooo:rsid="002c6aaa" officeooo:paragraph-rsid="002c6aaa" style:font-size-asian="11pt" style:font-size-complex="11pt"/>
    </style:style>
    <style:style style:name="T1" style:family="text">
      <style:text-properties fo:font-size="18pt" fo:font-weight="bold" officeooo:rsid="002f57a1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824" style:font-weight-asian="bold" style:font-weight-complex="bold"/>
    </style:style>
    <style:style style:name="T4" style:family="text">
      <style:text-properties fo:font-weight="bold" officeooo:rsid="002c6aaa" style:font-weight-asian="bold" style:font-weight-complex="bold"/>
    </style:style>
    <style:style style:name="T5" style:family="text">
      <style:text-properties fo:font-weight="bold" officeooo:rsid="00309dde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fo:language="de" fo:country="AT"/>
    </style:style>
    <style:style style:name="T8" style:family="text">
      <style:text-properties fo:language="de" fo:country="AT" fo:font-weight="bold" style:font-weight-asian="bold"/>
    </style:style>
    <style:style style:name="T9" style:family="text">
      <style:text-properties fo:language="de" fo:country="AT" fo:font-weight="bold" officeooo:rsid="001d3067" style:font-weight-asian="bold"/>
    </style:style>
    <style:style style:name="T10" style:family="text">
      <style:text-properties fo:language="de" fo:country="AT" fo:font-weight="bold" officeooo:rsid="001b7824" style:font-weight-asian="bold" style:font-weight-complex="bold"/>
    </style:style>
    <style:style style:name="T11" style:family="text">
      <style:text-properties officeooo:rsid="001a3db6"/>
    </style:style>
    <style:style style:name="T12" style:family="text">
      <style:text-properties officeooo:rsid="001bc4bd"/>
    </style:style>
    <style:style style:name="T13" style:family="text">
      <style:text-properties fo:font-weight="normal" officeooo:rsid="002c6aaa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10">Teilnehmer:</text:span><text:span text:style-name="T7"> </text:span></text:p>
            <text:list xml:id="list781255923891779255" text:style-name="L1">
              <text:list-item>
                <text:p text:style-name="P14"><text:span text:style-name="T7">Daniel Bersenkowitsch, </text:span><text:tab/><text:tab/> </text:p>
              </text:list-item>
              <text:list-item>
                <text:p text:style-name="P14">Andreas Denkmayr, <text:span text:style-name="T8"><text:tab/><text:tab/> </text:span></text:p>
              </text:list-item>
              <text:list-item>
                <text:p text:style-name="P14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12"><text:span text:style-name="T2">Autor des Protokolls: </text:span><text:span text:style-name="T13">Andreas Denkmayr</text:span> </text:p>
          </table:table-cell>
        </table:table-row>
        <table:table-row>
          <table:table-cell table:style-name="Table1.A2" office:value-type="string">
            <text:p text:style-name="P13">Dauer: <text:span text:style-name="T13">13:30 – 14:00</text:span> </text:p>
          </table:table-cell>
        </table:table-row>
        <table:table-row>
          <table:table-cell table:style-name="Table1.A4" office:value-type="string">
            <text:p text:style-name="P2"><text:span text:style-name="T9">Menüpunkte</text:span><text:span text:style-name="T8">: </text:span></text:p>
            <text:list xml:id="list8859718168963367618" text:style-name="L2">
              <text:list-item>
                <text:p text:style-name="P15">DOM</text:p>
              </text:list-item>
              <text:list-item>
                <text:p text:style-name="P15">Pflichtenheft</text:p>
              </text:list-item>
              <text:list-item>
                <text:p text:style-name="P15">Code-Guidelines</text:p>
              </text:list-item>
            </text:list>
          </table:table-cell>
        </table:table-row>
        <table:table-row>
          <table:table-cell table:style-name="Table1.A2" office:value-type="string">
            <text:p text:style-name="P6">Inhalt:</text:p>
            <text:p text:style-name="P2"/>
            <text:p text:style-name="P7"><text:span text:style-name="T4">BIS </text:span><text:span text:style-name="T2">23.10.201</text:span><text:span text:style-name="T4">5</text:span> Übungskatalog <text:span text:style-name="T11">inklusive</text:span> Datenban<text:span text:style-name="T11">ktabelle Übungskatalog</text:span></text:p>
            <text:p text:style-name="P7"/>
            <text:p text:style-name="P8">DOM wurde skizziert</text:p>
            <text:p text:style-name="P8">Pflichtenheft wurde besprochen</text:p>
            <text:p text:style-name="P8"/>
            <text:p text:style-name="P8">Es wurde beschlossen, dass während einer <text:span text:style-name="T12">Trainings</text:span>-Session ebenfalls au<text:span text:style-name="T12">f die usereigenen Playlists zugegriffen werden kann.</text:span></text:p>
            <text:p text:style-name="P9"/>
            <text:p text:style-name="P11">Code-Guidelines:</text:p>
            <text:p text:style-name="P9">API-Level 18 wird verwendet</text:p>
            <text:p text:style-name="P10">Wie werden Versionsnummern vergeben?</text:p>
            <text:p text:style-name="P4"/>
          </table:table-cell>
        </table:table-row>
        <table:table-row>
          <table:table-cell table:style-name="Table1.A2" office:value-type="string">
            <text:p text:style-name="P6">Bemerkungen und Kommentare:</text:p>
            <text:p text:style-name="P3"><text:span text:style-name="T4">BIS </text:span><text:span text:style-name="T2">23.10.201</text:span><text:span text:style-name="T4">5</text:span> Übungskatalog <text:span text:style-name="T11">inklusive</text:span> Datenban<text:span text:style-name="T11">ktabelle Übungskatalog</text:span></text:p>
          </table:table-cell>
        </table:table-row>
        <table:table-row>
          <table:table-cell table:style-name="Table1.A2" office:value-type="string">
            <text:p text:style-name="P6">Zusammenfassung: </text:p>
            <text:p text:style-name="P5">DOM, Pflichtenheft und die Verwendung von Playlists wurden besprochen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paragraph-rsid="002b3095"/>
    </style:style>
    <style:style style:name="MT1" style:family="text">
      <style:text-properties fo:font-size="18pt" fo:font-weight="bold" officeooo:rsid="002f57a1" style:font-size-asian="18pt" style:font-weight-asian="bold" style:font-size-complex="18pt" style:font-weight-complex="bold"/>
    </style:style>
    <style:style style:name="MT2" style:family="text">
      <style:text-properties fo:font-weight="bold" officeooo:rsid="001b7824" style:font-weight-asian="bold" style:font-weight-complex="bold"/>
    </style:style>
    <style:style style:name="MT3" style:family="text">
      <style:text-properties fo:font-weight="bold" officeooo:rsid="00309dde" style:font-weight-asian="bold" style:font-weight-complex="bold"/>
    </style:style>
    <style:style style:name="MT4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M</text:span><text:tab/><text:tab/><text:span text:style-name="MT2">Protokoll vom </text:span><text:span text:style-name="MT3">16.10.2015</text:span></text:p>
      </style:header>
      <style:footer>
        <text:p text:style-name="Footer"><text:tab/><text:tab/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1-20T13:17:25.244000000</dc:date>
    <meta:editing-duration>P1DT42M49S</meta:editing-duration>
    <meta:editing-cycles>17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24" meta:word-count="86" meta:character-count="728" meta:non-whitespace-character-count="655"/>
  </office:meta>
</office:document-meta>
</file>